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Nimbus Roman No9 L1"/>
    </style:style>
    <style:style style:name="T2" style:family="text"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Nimbus Roman No9 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Nimbus Roman No9 L1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Nimbus Roman No9 L1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ourier"/>
    </style:style>
    <style:style style:name="T11" style:family="text">
      <style:text-properties style:font-name="Courier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ourier 10 Pitch"/>
    </style:style>
    <style:style style:name="T14" style:family="text">
      <style:text-properties style:font-name="Nimbus Roman No9 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/>
    </style:style>
    <style:style style:name="T17" style:family="text">
      <style:text-properties style:font-weight-asian="bold"/>
    </style:style>
    <style:style style:name="T18" style:family="text">
      <style:text-properties style:font-weight-complex="bold"/>
    </style:style>
    <style:style style:name="T19" style:family="text">
      <style:text-properties fo:font-style="normal"/>
    </style:style>
    <style:style style:name="T20" style:family="text">
      <style:text-properties style:font-size-asian="10pt"/>
    </style:style>
    <style:style style:name="T21" style:family="text">
      <style:text-properties style:font-style-asian="normal"/>
    </style:style>
    <style:style style:name="T22" style:family="text">
      <style:text-properties style:font-size-complex="10pt"/>
    </style:style>
    <style:style style:name="T23" style:family="text">
      <style:text-properties style:font-style-complex="normal"/>
    </style:style>
    <text:list-style style:name="L1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06</text:p>
      <text:p text:style-name="P2">Configuring USB HID-Based Touchscreens on CentOS 5.5</text:p>
      <text:p text:style-name="P3"/>
      <text:p text:style-name="P4">SCOPE</text:p>
      <text:p text:style-name="P5">This application note details the procedures for configuring USB HID-based touch-screens and -monitors (such as the ELO 'Intellitouch' touch monitors) on CentOS 5.5.</text:p>
      <text:p text:style-name="P6"/>
      <text:p text:style-name="P6">PROCEDURE </text:p>
      <text:p text:style-name="P6">Required Packages</text:p>
      <text:p text:style-name="P7">Install the following packages (available in the Paravel-Broadcast repository):</text:p>
      <text:p text:style-name="P7"><text:tab/>touchcal</text:p>
      <text:p text:style-name="P7"><text:tab/>touchmon</text:p>
      <text:p text:style-name="P6"/>
      <text:p text:style-name="P6">Modify X11 Configuration</text:p>
      <text:p text:style-name="P7">If there is not already an <text:span text:style-name="T13">InputDevice </text:span>section for the mouse in the X11 configuration file in '/etc/X11/xorg.conf', add one as follows:</text:p>
      <text:p text:style-name="P7"/>
      <text:p text:style-name="P15">Section "InputDevice"</text:p>
      <text:p text:style-name="P15"><text:s text:c="8"/>Identifier <text:s/>"Mouse0"</text:p>
      <text:p text:style-name="P15"><text:s text:c="8"/>Driver <text:s text:c="5"/>"mouse"</text:p>
      <text:p text:style-name="P15"><text:s text:c="8"/>Option <text:s text:c="6"/>"Buttons" "9"</text:p>
      <text:p text:style-name="P15"><text:s text:c="8"/>Option <text:s text:c="6"/>"Device" "/dev/input/mouse0"</text:p>
      <text:p text:style-name="P15">EndSection</text:p>
      <text:p text:style-name="P6"/>
      <text:p text:style-name="P7">and add the following line to the <text:span text:style-name="T13">ServerLayout</text:span><text:span text:style-name="T14"> section:</text:span></text:p>
      <text:p text:style-name="P7"><text:span text:style-name="T14"/></text:p>
      <text:p text:style-name="P15"><text:tab/>InputDevice <text:s text:c="3"/>"Mouse0" "CorePointer"</text:p>
      <text:p text:style-name="P6"/>
      <text:p text:style-name="P7">If a section for the mouse already exists, change the <text:span text:style-name="T13">Device</text:span> <text:s/>entry to be <text:span text:style-name="T13">/dev/input/mouse0</text:span><text:span text:style-name="T14">.</text:span></text:p>
      <text:p text:style-name="P6"/>
      <text:p text:style-name="P7">When finished making changes to '/etc/X11/xorg.conf', restart the X server by logging out and then back in.</text:p>
      <text:p text:style-name="P6"/>
      <text:p text:style-name="P6">Hardware Connections</text:p>
      <text:p text:style-name="P7">Connect the touchscreens to be configured to the system.</text:p>
      <text:p text:style-name="P7"/>
      <text:p text:style-name="P6">Calibrate</text:p>
      <text:p text:style-name="P6"><text:span text:style-name="T15">Run the calibration program (in System-&gt;Calibrate Touchscreen) and follow the on-screen instructions.</text:span></text:p>
      <text:p text:style-name="P6"/>
      <text:p text:style-name="P6">Modify X11 Configuration (again)</text:p>
      <text:p text:style-name="P7">Add the following lines to the X11 configuration file in '/etc/X11/xorg.conf':</text:p>
      <text:p text:style-name="P7"/>
      <text:p text:style-name="P15">Section "InputDevice"</text:p>
      <text:p text:style-name="P15"><text:s text:c="8"/>Driver <text:s text:c="6"/>"touchmon"</text:p>
      <text:p text:style-name="P15"><text:s text:c="8"/>Identifier <text:s text:c="2"/>"Touchscreen0"</text:p>
      <text:p text:style-name="P15"><text:s text:c="8"/>Option <text:s text:c="6"/>"Device" "/dev/input/js0"</text:p>
      <text:p text:style-name="P15"><text:s text:c="8"/>Option <text:s text:c="6"/>"ScreenNo" "0"</text:p>
      <text:p text:style-name="P15"><text:s text:c="8"/>Option <text:s text:c="6"/>"AlwaysCore" "yes"</text:p>
      <text:p text:style-name="P15">EndSection</text:p>
      <text:p text:style-name="P7"><text:soft-page-break/>and add the following line to the <text:span text:style-name="T13">ServerLayout</text:span><text:span text:style-name="T14"> section:</text:span></text:p>
      <text:p text:style-name="P7"><text:span text:style-name="T14"/></text:p>
      <text:p text:style-name="P15"><text:tab/>InputDevice <text:s text:c="3"/>"Touchscreen0" "SendCoreEvents"</text:p>
      <text:p text:style-name="P6"/>
      <text:p text:style-name="P7">When finished making changes to '/etc/X11/xorg.conf', restart the X server by logging out and then back in.</text:p>
      <text:p text:style-name="P6"/>
      <text:p text:style-name="P7">This completes the procedure.</text:p>
      <text:p text:style-name="P6"/>
      <text:p text:style-name="P8"><text:span text:style-name="T3">REVISION HISTORY</text:span></text:p>
      <text:p text:style-name="P7">Mon 24 January 2011 – Fred Gleason &lt;<text:a xlink:type="simple" xlink:href="mailto:fredg@salemradiolabs.com">fredg@paravelsystems.com</text:a>&gt;</text:p>
      <text:list xml:id="list1803612963" text:style-name="L1">
        <text:list-item>
          <text:p text:style-name="P11">Initial document creation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3-12-10T09:26:16</meta:creation-date>
    <dc:date>2011-01-24T07:08:03</dc:date>
    <meta:print-date>2003-12-11T13:51:50</meta:print-date>
    <dc:language>en-US</dc:language>
    <meta:editing-cycles>23</meta:editing-cycles>
    <meta:editing-duration>PT11H23M31S</meta:editing-duration>
    <meta:document-statistic meta:table-count="0" meta:image-count="0" meta:object-count="0" meta:page-count="2" meta:paragraph-count="42" meta:word-count="234" meta:character-count="1856"/>
    <meta:user-defined meta:name="Info 1"/>
    <meta:user-defined meta:name="Info 2"/>
    <meta:user-defined meta:name="Info 3"/>
    <meta:user-defined meta:name="Info 4"/>
  </office:meta>
</office:document-meta>
</file>